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Ubuntu" svg:font-family="Ubuntu" style:font-adornments="Regular"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ultiple Sequence Alignment Using Genetic Algorithms </text:h>
      <text:h text:style-name="Heading_20_2" text:outline-level="2">Introduction</text:h>
      <text:p text:style-name="Text_20_body"><text:tab/>Sequence Alignment is a common problem in bioinformatics[2], it involves lining up sequences which represent <text:s/>genes or proteins. Properly aligned sequences allow the similarities and differences of sequences to be seen[3]. <text:s/>Multiple Sequence Alignment involves trying to line up many sequences in a biologically relevant manner. Aligned sets of sequences can give a biologist information about the evolution of genes and proteins, and using homology provide information about there functionality[1].</text:p>
      <text:p text:style-name="Text_20_body"><text:tab/>Multiple sequence alignments have a very large search space, it is possible to find the mathematically best alignment, because of the computational resources required it is not desirable[4]. Many heuristics have been developed which may not find the optimal alignment but find a good alignment quickly[4]. </text:p>
      <text:p text:style-name="Text_20_body"><text:tab/>For this project I implement a Genetic Algorithm which can quickly search the entire problem space, finding and refining good solutions for the sequence alignments. This genetic algorithmic approach will then be tested against other methods using the BAliBASE(Benchmark Alignment dataBASE) A set of sequences containing high-quality, documented alignments[5] which allow the comparison of different alignment software. <text:s/></text:p>
      <text:p text:style-name="Text_20_body"><text:tab/></text:p>
      <text:p text:style-name="Text_20_body"><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Ubuntu" svg:font-family="Ubuntu" style:font-adornments="Regular"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en" fo:country="GB"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mo"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Ubuntu" fo:font-size="14pt"/>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color="#6666ff" style:font-name="Ubuntu" fo:font-size="12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ff" style:font-name="Ubuntu" fo:font-size="16pt" fo:font-style="normal" fo:font-weight="normal" style:font-size-asian="14pt" style:font-style-asian="italic" style:font-weight-asian="normal"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orrisroe</meta:initial-creator>
    <meta:creation-date>2014-02-10T12:52:39</meta:creation-date>
    <dc:date>2014-02-13T16:10:05</dc:date>
    <dc:creator>David Morrisroe</dc:creator>
    <meta:editing-duration>PT2H24M53S</meta:editing-duration>
    <meta:editing-cycles>4</meta:editing-cycles>
    <meta:generator>OpenOffice/4.0.1$Linux OpenOffice.org_project/401m5$Build-9714</meta:generator>
    <meta:document-statistic meta:table-count="0" meta:image-count="0" meta:object-count="0" meta:page-count="1" meta:paragraph-count="7" meta:word-count="180" meta:character-count="1299"/>
  </office:meta>
</office:document-meta>
</file>